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2843in" svg:height="5.1449in" svg:x="2.076in" svg:y="0.0839in">
            <draw:object draw:notify-on-update-of-ranges="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eal-Time</text:p>
          </table:table-cell>
        </table:table-row>
        <table:table-row table:style-name="ro1">
          <table:table-cell office:value-type="string" calcext:value-type="string">
            <text:p>Ryzen 3400G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ulldozer FX-812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Intel i5-4250U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ARM Cortex-A72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ARM Cortex-A7</text:p>
          </table:table-cell>
          <table:table-cell office:value-type="float" office:value="17.75" calcext:value-type="float">
            <text:p>17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0:45:19.857121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8:29:38.679720356</meta:creation-date>
    <dc:date>2021-01-20T20:51:28.016092200</dc:date>
    <meta:editing-duration>PT9M34S</meta:editing-duration>
    <meta:editing-cycles>2</meta:editing-cycles>
    <meta:generator>LibreOffice/7.0.4.2$Linux_X86_64 LibreOffice_project/0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23cm" svg:height="13.069cm" xlink:href=".." xlink:type="simple" chart:class="chart:bar" chart:style-name="ch1">
        <chart:legend chart:legend-position="end" svg:x="23.807cm" svg:y="6.235cm" style:legend-expansion="high" chart:style-name="ch2"/>
        <chart:plot-area chart:style-name="ch3" table:cell-range-address="Sheet1.A2:Sheet1.B6 Sheet1.B1:Sheet1.B1" chart:data-source-has-labels="both" svg:x="0.522cm" svg:y="0.261cm" svg:width="22.763cm" svg:height="12.547cm">
          <chart:coordinate-region svg:x="3.604cm" svg:y="0.261cm" svg:width="19.494cm" svg:height="11.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-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3400G</text:p>
                <draw:g>
                  <svg:desc>Sheet1.A2:Sheet1.A6</svg:desc>
                </draw:g>
              </table:table-cell>
              <table:table-cell office:value-type="float" office:value="0.79">
                <text:p>0.79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Bulldozer FX-812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Intel i5-4250U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ARM Cortex-A7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ARM Cortex-A7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